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7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text-shadow="none" style:font-size-asian="32pt" style:font-size-complex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32pt" fo:text-shadow="1pt 1pt" style:font-size-asian="32pt" style:font-size-complex="32pt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0.762cm">
          <draw:text-box>
            <text:p text:style-name="P1"><text:span text:style-name="T1">Holy Gospel</text:span></text:p>
            <text:p text:style-name="P1"><text:span text:style-name="T2">Mark 1:21–2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13cm" svg:height="5.205cm" svg:x="2.286cm" svg:y="0.891cm">
          <draw:text-box>
            <text:p text:style-name="P4"><text:span text:style-name="T3">21</text:span><text:span text:style-name="T4">And they went into Capernaum, and immediately on the Sabbath [Jesus] entered the synagogue and was teach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4.384cm" svg:height="4.951cm" svg:x="1.778cm" svg:y="1.016cm">
          <draw:text-box>
            <text:p text:style-name="P4"><text:span text:style-name="T5">22</text:span><text:span text:style-name="T6">And they were astonished at his teaching, for he taught them as one who had authority, and not as the scrib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7" draw:layer="layout" svg:width="24.892cm" svg:height="7.766cm" svg:x="1.524cm" svg:y="0.875cm">
          <draw:text-box>
            <text:p text:style-name="P4"><text:span text:style-name="T3">23</text:span><text:span text:style-name="T4">And immediately there was in their synagogue a man with an unclean spirit. And he cried out, </text:span><text:span text:style-name="T3">24</text:span><text:span text:style-name="T4">“What have you to do with us, Jesus of Nazareth? Have you come to destroy us? I know who you are—the Holy One of God.”</text:span><text:span text:style-name="T7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5" draw:layer="layout" svg:width="24.384cm" svg:height="6.323cm" svg:x="2.032cm" svg:y="0.875cm">
          <draw:text-box>
            <text:p text:style-name="P4"><text:span text:style-name="T3">25</text:span><text:span text:style-name="T4">But Jesus rebuked him, saying, “Be silent, and come out of him!” </text:span><text:span text:style-name="T3">26</text:span><text:span text:style-name="T4">And the unclean spirit, convulsing him and crying out with a loud voice, came out of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5" draw:layer="layout" svg:width="24.384cm" svg:height="8.101cm" svg:x="2.032cm" svg:y="0.789cm">
          <draw:text-box>
            <text:p text:style-name="P4"><text:span text:style-name="T3">27</text:span><text:span text:style-name="T4">And they were all amazed, so that they questioned among themselves, saying, “What is this? A new teaching with authority! He commands even the unclean spirits, and they obey him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8" draw:text-style-name="P7" draw:layer="layout" svg:width="24.384cm" svg:height="5.08cm" svg:x="2.032cm" svg:y="1.016cm">
          <draw:text-box>
            <text:p text:style-name="P8"><text:span text:style-name="T4"><text:s/></text:span><text:span text:style-name="T3">28</text:span><text:span text:style-name="T4"> And at once his fame spread everywhere throughout all the surrounding region of Galil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21:08:41.111000000</meta:creation-date>
    <dc:title>Hymn template</dc:title>
    <meta:editing-duration>PT13M42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8-01-24T20:47:06.210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01-30T21:08:40.830000000"/>
  </office:meta>
</office:document-meta>
</file>